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Adobe Devanagari" svg:font-family="'Adobe Devanagari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ohit Marathi1" svg:font-family="'Lohit Marathi'" style:font-pitch="variable"/>
    <style:font-face style:name="Noto Sans CJK SC" svg:font-family="'Noto Sans CJK SC'" style:font-pitch="variable"/>
    <style:font-face style:name="Adobe Devanagari2" svg:font-family="'Adobe Devanagari'" style:font-family-generic="modern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dobe Devanagari1" svg:font-family="'Adobe Devanagar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0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75cm" fo:min-width="5.3cm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5.3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5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109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top="0.3cm" fo:margin-bottom="0cm"/>
    </style:style>
    <style:style style:name="P7" style:family="paragraph">
      <style:paragraph-properties style:writing-mode="lr-tb"/>
      <style:text-properties style:use-window-font-color="tru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rrays in C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Given a sequence of integers, find the numbers which are not unique. </text:p>
                <text:list>
                  <text:list-item>
                    <text:p>e.g. given <text:s text:c="2"/>8 3 4 10 1 3 4 9 8 9 </text:p>
                    <text:p>The program should print </text:p>
                    <text:p>10 1 </text:p>
                    <text:p>because other numbers are repeated</text:p>
                  </text:list-item>
                </text:list>
              </text:list-item>
              <text:list-item>
                <text:p>Can we solve this problem without being able to “store” the entire sequence and look into it &gt;1 times ?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Int float char double can be termed as elementary data types – they represent storage of “one” data item.</text:p>
              </text:list-item>
              <text:list-item>
                <text:p text:style-name="P3">Array is an aggregate data type</text:p>
                <text:list>
                  <text:list-item>
                    <text:p>E.g. a collection of 16 integers</text:p>
                  </text:list-item>
                  <text:list-item>
                    <text:p>A colllection of <text:s/>8 floats</text:p>
                  </text:list-item>
                  <text:list-item>
                    <text:p>A collection of 24 chars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 a[16];</text:p>
                <text:list>
                  <text:list-item>
                    <text:p>Declares that a is an array of integers, with storage space for 16 integers </text:p>
                  </text:list-item>
                  <text:list-item>
                    <text:p>It occupies sizeof(int) * 16 bytes in memory </text:p>
                  </text:list-item>
                  <text:list-item>
                    <text:p>Name of array is ‘a’ </text:p>
                  </text:list-item>
                  <text:list-item>
                    <text:p>Size of array is 16 , this must be a CONSTANT</text:p>
                  </text:list-item>
                  <text:list-item>
                    <text:p>Array elements are stored sequentially in memor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text-style-name="P2" draw:layer="layout" svg:width="25.8cm" svg:height="11.315cm" svg:x="1.4cm" svg:y="3.685cm" presentation:class="outline" presentation:user-transformed="true">
          <draw:text-box>
            <text:list text:style-name="L2">
              <text:list-item>
                <text:p xml:id="id1" text:id="id1">Accessing array elements </text:p>
                <text:p xml:id="id2" text:id="id2">int a[16];</text:p>
                <text:list>
                  <text:list-item>
                    <text:p xml:id="id3" text:id="id3">a[0] is first element, a[1] is second, .. and a[15] is the last element. </text:p>
                  </text:list-item>
                  <text:list-item>
                    <text:p xml:id="id4" text:id="id4">Array <text:s/>indices -1 and &gt;=sizeof_array <text:s text:c="2"/>are illegal <text:s text:c="2"/>(here sizeof_array = 16)</text:p>
                  </text:list-item>
                  <text:list-item>
                    <text:p xml:id="id5" text:id="id5">Accessing a[i] where i &lt; 0 and i&gt;array-size is “illegal” memory access</text:p>
                  </text:list-item>
                  <text:list-item>
                    <text:p xml:id="id6" text:id="id6">Type of a[0], a[1], .. a[15] is int </text:p>
                  </text:list-item>
                </text:list>
              </text:list-item>
              <text:list-item>
                <text:p xml:id="id7" text:id="id7">We can access array elments using []</text:p>
                <text:p xml:id="id8" text:id="id8">int a[16], b; </text:p>
                <text:p xml:id="id9" text:id="id9">a[2] = 20; b = 10; a[3] = b; <text:s/>b = a[2]; </text:p>
              </text:list-item>
              <text:list-item>
                <text:p xml:id="id10" text:id="id10">When an array is declared, we assume that all array elements contain random values</text:p>
              </text:list-item>
              <text:list-item>
                <text:p xml:id="id11" text:id="id11">Having arrays with size as a multiple of 4, or power of 2 is preferred for efficiency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Diagram of array</text:p>
          </draw:text-box>
        </draw:frame>
        <draw:custom-shape draw:style-name="gr2" draw:text-style-name="P4" draw:layer="layout" svg:width="1.2cm" svg:height="1.2cm" svg:x="2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4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5.2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6.4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7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8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0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cm" svg:height="1.2cm" svg:x="11.2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8cm" svg:height="0.962cm" svg:x="2.6cm" svg:y="6.8cm">
          <draw:text-box>
            <text:p><text:s text:c="2"/>0 <text:s text:c="4"/>1 <text:s text:c="4"/>2 <text:s text:c="4"/>3 <text:s text:c="4"/>4 <text:s text:c="4"/>5 <text:s text:c="3"/>6 <text:s text:c="4"/>7</text:p>
          </draw:text-box>
        </draw:frame>
        <draw:frame draw:style-name="gr3" draw:text-style-name="P5" draw:layer="layout" svg:width="1.4cm" svg:height="0.962cm" svg:x="1.8cm" svg:y="5.5cm">
          <draw:text-box>
            <text:p>a</text:p>
          </draw:text-box>
        </draw:frame>
        <draw:frame draw:style-name="gr4" draw:text-style-name="P5" draw:layer="layout" svg:width="13.2cm" svg:height="1.673cm" svg:x="2.4cm" svg:y="9.4cm">
          <draw:text-box>
            <text:p>int a[8];</text:p>
            <text:p/>
          </draw:text-box>
        </draw:frame>
        <draw:custom-shape draw:style-name="gr5" draw:text-style-name="P4" draw:layer="layout" svg:width="5.8cm" svg:height="5cm" svg:x="20.6cm" svg:y="1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6cm" svg:height="0.962cm" svg:x="21.2cm" svg:y="14.4cm">
          <draw:text-box>
            <text:p>Memory/RAM</text:p>
          </draw:text-box>
        </draw:frame>
        <draw:custom-shape draw:style-name="gr6" draw:text-style-name="P4" draw:layer="layout" svg:width="5.8cm" svg:height="0.6cm" svg:x="20.6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cm" svg:height="0.6cm" svg:x="20.6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cm" svg:height="0.6cm" svg:x="20.6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cm" svg:height="0.6cm" svg:x="20.6cm" svg:y="8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cm" svg:height="0.6cm" svg:x="20.6cm" svg:y="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cm" svg:height="0.6cm" svg:x="20.6cm" svg:y="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cm" svg:height="0.6cm" svg:x="20.6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cm" svg:height="0.6cm" svg:x="20.6cm" svg:y="1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8cm" svg:height="2.8cm" svg:x="20.6cm" svg:y="11.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6cm" svg:height="0.962cm" svg:x="19cm" svg:y="5.8cm">
          <draw:text-box>
            <text:p>a</text:p>
          </draw:text-box>
        </draw:frame>
        <draw:frame draw:style-name="gr8" draw:text-style-name="P5" draw:layer="layout" svg:width="1cm" svg:height="5.267cm" svg:x="26.3cm" svg:y="6.2cm">
          <draw:text-box>
            <text:p><text:span text:style-name="T1">0</text:span></text:p>
            <text:p><text:span text:style-name="T1">1</text:span></text:p>
            <text:p><text:span text:style-name="T1">2</text:span></text:p>
            <text:p><text:span text:style-name="T1">3</text:span></text:p>
            <text:p><text:span text:style-name="T1">4</text:span></text:p>
            <text:p><text:span text:style-name="T1">5</text:span></text:p>
            <text:p><text:span text:style-name="T1">6</text:span></text:p>
            <text:p><text:span text:style-name="T1">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Operations on array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2" text:id="id12">The only operation possible on arrays is [] </text:p>
                <text:list>
                  <text:list-item>
                    <text:p xml:id="id13" text:id="id13">You can work only on an array element at a time, and not on entire array</text:p>
                  </text:list-item>
                </text:list>
              </text:list-item>
              <text:list-item>
                <text:p xml:id="id14" text:id="id14">You can’t copy arrays </text:p>
                <text:list>
                  <text:list-header>
                    <text:p xml:id="id15" text:id="id15">int a[16], b[16];</text:p>
                    <text:p xml:id="id16" text:id="id16">a <text:s/>= b; <text:s/>// is invalid</text:p>
                  </text:list-header>
                </text:list>
              </text:list-item>
              <text:list-item>
                <text:p xml:id="id17" text:id="id17">You can’t add arrays ! </text:p>
                <text:list>
                  <text:list-header>
                    <text:p xml:id="id18" text:id="id18">int a[16], b[16], c[16];</text:p>
                    <text:p xml:id="id19" text:id="id19">c = a + b; // invalid! <text:s/>Both + and = </text:p>
                  </text:list-header>
                </text:list>
              </text:list-item>
              <text:list-item>
                <text:p xml:id="id20" text:id="id20">Hence, most array code in C invariably involves loops!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rrays alone are “useless”</text:p>
          </draw:text-box>
        </draw:frame>
        <draw:frame presentation:style-name="pr4" draw:text-style-name="P2" draw:layer="layout" svg:width="25.6cm" svg:height="10.915cm" svg:x="1.4cm" svg:y="3.685cm" presentation:class="outline" presentation:user-transformed="true">
          <draw:text-box>
            <text:list text:style-name="L2">
              <text:list-item>
                <text:p xml:id="id21" text:id="id21">Suppose it is declared</text:p>
                <text:list>
                  <text:list-header>
                    <text:p xml:id="id22" text:id="id22">int f() {</text:p>
                    <text:p xml:id="id23" text:id="id23"><text:s text:c="4"/>int a[16];</text:p>
                    <text:p xml:id="id24" text:id="id24"><text:s text:c="4"/>int b;</text:p>
                    <text:p xml:id="id25" text:id="id25"><text:s text:c="4"/>....</text:p>
                    <text:p xml:id="id26" text:id="id26">}</text:p>
                  </text:list-header>
                </text:list>
              </text:list-item>
              <text:list-item>
                <text:p xml:id="id27" text:id="id27">Can we tell, how much actual data the array ‘a’ contains? </text:p>
                <text:list>
                  <text:list-item>
                    <text:p xml:id="id28" text:id="id28">No! </text:p>
                  </text:list-item>
                  <text:list-item>
                    <text:p xml:id="id29" text:id="id29">All elements of array are “int”, and they always contain some value (random value or one stored by program) </text:p>
                  </text:list-item>
                  <text:list-item>
                    <text:p xml:id="id30" text:id="id30">Looking at an array number, we can not tell, whether it is a valid data or random value. </text:p>
                  </text:list-item>
                  <text:list-item>
                    <text:p xml:id="id31" text:id="id31">Need a “protocol” to decide how much data the array contai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109cm" svg:x="1.4cm" svg:y="0.388cm" presentation:class="title" presentation:user-transformed="true">
          <draw:text-box>
            <text:p>Using array with extra variables or special values</text:p>
          </draw:text-box>
        </draw:frame>
        <draw:frame presentation:style-name="pr4" draw:text-style-name="P2" draw:layer="layout" svg:width="25.2cm" svg:height="11.715cm" svg:x="1.4cm" svg:y="3.685cm" presentation:class="outline" presentation:user-transformed="true">
          <draw:text-box>
            <text:list text:style-name="L2">
              <text:list-item>
                <text:p>Two ways of storing data in an array </text:p>
                <text:list>
                  <text:list-item>
                    <text:p xml:id="id32" text:id="id32">(1) Using extra variable</text:p>
                    <text:list>
                      <text:list-header>
                        <text:p xml:id="id33" text:id="id33">int a[16], len = 0; </text:p>
                        <text:p xml:id="id34" text:id="id34">// data is stored in array upto (len-1) elements </text:p>
                        <text:p xml:id="id35" text:id="id35">a[0] = 10; <text:s/>len = 1; <text:s/>// array has 1 data elemnt</text:p>
                        <text:p xml:id="id36" text:id="id36">a[1] = 20; len = 2; <text:s/>// array has <text:s/>2 data elements</text:p>
                      </text:list-header>
                    </text:list>
                  </text:list-item>
                  <text:list-item>
                    <text:p xml:id="id37" text:id="id37">We could also say</text:p>
                    <text:list>
                      <text:list-header>
                        <text:p xml:id="id38" text:id="id38" text:style-name="P6">int a[16], len = 0; </text:p>
                      </text:list-header>
                      <text:list-item>
                        <text:p xml:id="id39" text:id="id39">// data is stored in array from SIZE-1 downwards </text:p>
                        <text:p xml:id="id40" text:id="id40">a[15] = 10; len = 1;</text:p>
                        <text:p xml:id="id41" text:id="id41">a[l4] = 20; len = 2;</text:p>
                      </text:list-item>
                    </text:list>
                  </text:list-item>
                  <text:list-item>
                    <text:p xml:id="id42" text:id="id42">Or more such schemes could exist, but an extra integer is required to tell how much data is there in the array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109cm" svg:x="1.4cm" svg:y="0.388cm" presentation:class="title" presentation:user-transformed="true">
          <draw:text-box>
            <text:p>Using array with array-length variables or special values</text:p>
          </draw:text-box>
        </draw:frame>
        <draw:frame presentation:style-name="pr4" draw:text-style-name="P2" draw:layer="layout" svg:width="25.4cm" svg:height="11.715cm" svg:x="1.4cm" svg:y="3.685cm" presentation:class="outline" presentation:user-transformed="true">
          <draw:text-box>
            <text:list text:style-name="L2">
              <text:list-item>
                <text:p>Two ways of storing data in an array </text:p>
                <text:list>
                  <text:list-item>
                    <text:p>(2) Using special values </text:p>
                    <text:p xml:id="id43" text:id="id43">Depending on type of the array data, decide a special value. </text:p>
                    <text:list>
                      <text:list-item>
                        <text:p xml:id="id44" text:id="id44">E.g. ‘\0’ (ASCII value of 0) for character arrays. <text:s text:c="2"/></text:p>
                        <text:p xml:id="id45" text:id="id45">char arr[8];</text:p>
                        <text:p xml:id="id46" text:id="id46">arr[0] = ‘c’; arr[1] = ‘o’ ; arr[2] = ‘e’; arr[3] = ‘p’; arr[4] = ‘\0’;</text:p>
                      </text:list-item>
                      <text:list-item>
                        <text:p xml:id="id47" text:id="id47">Array contains 4 elements, and value at index 4 is ‘\0’ </text:p>
                      </text:list-item>
                      <text:list-item>
                        <text:p xml:id="id48" text:id="id48">E.g. for integer variables, we could declare that INT_MAX is not a valid data and then use it in integer arrays. </text:p>
                        <text:list>
                          <text:list-item>
                            <text:p xml:id="id49" text:id="id49">Is this good in real life? Depends!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 presentation:user-transformed="true">
          <draw:text-box>
            <text:p>Lets try to solve the same problem agai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3">Given a sequence of integers, find the numbers which are not unique. </text:p>
                <text:list>
                  <text:list-item>
                    <text:p>e.g. given <text:s text:c="2"/>8 3 4 10 1 3 4 9 8 9 </text:p>
                    <text:p>The program should print </text:p>
                    <text:p>10 1 </text:p>
                    <text:p>because other numbers are repeated</text:p>
                  </text:list-item>
                </text:list>
              </text:list-item>
              <text:list-item>
                <text:p text:style-name="P3">Can we solve this problem without being able to “store” the entire sequence and look into it &gt;1 times ?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One solution: unique nos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p>#include &lt;stdio.h&gt;</text:p>
            <text:p>int main() {</text:p>
            <text:p><text:s text:c="4"/>int a[256], len, i = 0, unique = 0, j;</text:p>
            <text:p/>
            <text:p><text:s text:c="4"/>while(scanf("%d", &amp;a[i]) != -1)</text:p>
            <text:p><text:s text:c="8"/>i++;</text:p>
            <text:p><text:s text:c="4"/>len = i;</text:p>
            <text:p/>
            <text:p><text:s text:c="4"/>for(i = 0; i &lt; len; i++) {</text:p>
            <text:p><text:s text:c="8"/>unique = 1;</text:p>
            <text:p/>
            <text:p/>
          </draw:text-box>
        </draw:frame>
        <draw:frame presentation:style-name="pr4" draw:text-style-name="P2" draw:layer="layout" svg:width="12.297cm" svg:height="9.134cm" svg:x="14.313cm" svg:y="3.685cm" presentation:class="outline">
          <draw:text-box>
            <text:p text:style-name="P3"><text:s text:c="8"/>for(j = 0; j &lt; len; j++) {</text:p>
            <text:p text:style-name="P3"><text:s text:c="12"/>if (i == j)</text:p>
            <text:p text:style-name="P3"><text:s text:c="16"/>continue;</text:p>
            <text:p text:style-name="P3"><text:s text:c="12"/>if(a[i] == a[j])</text:p>
            <text:p text:style-name="P3"><text:s text:c="16"/>unique = 0;</text:p>
            <text:p text:style-name="P3"><text:s text:c="8"/>}</text:p>
            <text:p text:style-name="P3"><text:s text:c="8"/>if(unique)</text:p>
            <text:p text:style-name="P3"><text:s text:c="12"/>printf("%d ", a[i]);</text:p>
            <text:p text:style-name="P3"><text:s text:c="4"/>}</text:p>
            <text:p text:style-name="P3"><text:s text:c="4"/>printf("\n");</text:p>
            <text:p text:style-name="P3"><text:s text:c="4"/>return 0;</text:p>
            <text:p text:style-name="P3">}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haracter arrays, and “strings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50" text:id="id50">C does not have a “String” data type. </text:p>
              </text:list-item>
              <text:list-item>
                <text:p xml:id="id51" text:id="id51">Some languages have</text:p>
                <text:list>
                  <text:list-item>
                    <text:p xml:id="id52" text:id="id52">e.g. you can write code in other languages of this type</text:p>
                    <text:p xml:id="id53" text:id="id53"><text:span text:style-name="T2">string a, b, c;</text:span></text:p>
                    <text:p xml:id="id54" text:id="id54"><text:span text:style-name="T2">a = “abhijit”, b = “pspp” </text:span></text:p>
                    <text:p xml:id="id55" text:id="id55"><text:span text:style-name="T2">c = a + “ teaches ” + b</text:span></text:p>
                  </text:list-item>
                  <text:list-item>
                    <text:p xml:id="id56" text:id="id56">Can’t do it in C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haracter arrays, and “strings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57" text:id="id57">Character arrays</text:p>
                <text:list>
                  <text:list-header>
                    <text:p xml:id="id58" text:id="id58">char c[128];</text:p>
                  </text:list-header>
                </text:list>
                <text:p xml:id="id59" text:id="id59">You can use scanf to read a sequence of characters into character arrays;</text:p>
                <text:list>
                  <text:list-header>
                    <text:p xml:id="id60" text:id="id60"><text:span text:style-name="T2">scanf(“%10c”, c); <text:s text:c="2"/>// note : No ‘&amp;’ when you use array name</text:span></text:p>
                  </text:list-header>
                  <text:list-item>
                    <text:p xml:id="id61" text:id="id61">Will read 10 characters into array c, from index 0 to index 9</text:p>
                  </text:list-item>
                  <text:list-item>
                    <text:p xml:id="id62" text:id="id62">Rest of the characters in ‘c’ (index 10 to 127) will remain random da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haracter arrays, and “strings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63" text:id="id63">Strings, in C, using character arrays</text:p>
                <text:list>
                  <text:list-header>
                    <text:p xml:id="id64" text:id="id64">char c[128];</text:p>
                  </text:list-header>
                </text:list>
                <text:p xml:id="id65" text:id="id65">You can use scanf to read a sequence of characters terminated with a ‘\0’ into character arrays;</text:p>
                <text:list>
                  <text:list-header>
                    <text:p xml:id="id66" text:id="id66"><text:span text:style-name="T2">scanf(“%s”, c); <text:s text:c="2"/>// note , no &amp; when you use array name</text:span></text:p>
                  </text:list-header>
                  <text:list-item>
                    <text:p xml:id="id67" text:id="id67">Will read characters from standard input into c, until whitespace is encountered, and then finally add a ‘\0’ to the sequence.</text:p>
                  </text:list-item>
                </text:list>
                <text:p xml:id="id68" text:id="id68">Character sequences ending in ‘\0’ are conventionally called strings in 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haracter arrays, and “strings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69" text:id="id69">More on strings</text:p>
                <text:list>
                  <text:list-item>
                    <text:p xml:id="id70" text:id="id70">Whenever you use a library function on character arrays, or write your own, <text:span text:style-name="T3">ALWAYS ASK <text:s/>if <text:s/>you have an array or a string (i.e. if terminated with 0)</text:span></text:p>
                    <text:list>
                      <text:list-item>
                        <text:p xml:id="id71" text:id="id71"><text:span text:style-name="T3">Library functions like strcpy, strcat, printf with %s, etc, EXPECT a string argument. </text:span></text:p>
                      </text:list-item>
                      <text:list-item>
                        <text:p xml:id="id72" text:id="id72"><text:span text:style-name="T3">More later. </text:span></text:p>
                      </text:list-item>
                    </text:list>
                  </text:list-item>
                  <text:list-item>
                    <text:p xml:id="id73" text:id="id73"><text:span text:style-name="T4">Scanf() adds ‘\0’ i.e. 0 in input</text:span></text:p>
                  </text:list-item>
                  <text:list-item>
                    <text:p xml:id="id74" text:id="id74"><text:span text:style-name="T4">printf(“%s”, a); </text:span></text:p>
                    <text:list>
                      <text:list-item>
                        <text:p xml:id="id75" text:id="id75"><text:span text:style-name="T4">prints only a string, NOT a character sequenc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assing arrays to functions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 program, with a function to SUM the elements of an array</text:p>
              </text:list-item>
            </text:list>
            <text:p><text:span text:style-name="T2">#include &lt;stdio.h&gt;</text:span></text:p>
            <text:p><text:span text:style-name="T2">int sumarray(int a[], int length, int size) {</text:span></text:p>
            <text:p><text:span text:style-name="T2"><text:s text:c="4"/></text:span><text:span text:style-name="T2">int j = 0, sum = 0;</text:span></text:p>
            <text:p><text:span text:style-name="T2"><text:s text:c="4"/></text:span><text:span text:style-name="T2">for(j = 0; j &lt; length &amp;&amp; j &lt; size; j++)</text:span></text:p>
            <text:p><text:span text:style-name="T2"><text:s text:c="8"/></text:span><text:span text:style-name="T2">sum += a[j];</text:span></text:p>
            <text:p><text:span text:style-name="T2"><text:s text:c="4"/></text:span><text:span text:style-name="T2">return sum;</text:span></text:p>
            <text:p><text:span text:style-name="T2">}</text:span></text:p>
            <text:p><text:span text:style-name="T2"/></text:p>
          </draw:text-box>
        </draw:frame>
        <draw:frame presentation:style-name="pr4" draw:text-style-name="P7" draw:layer="layout" svg:width="12.297cm" svg:height="9.134cm" svg:x="14.313cm" svg:y="3.685cm" presentation:class="outline">
          <draw:text-box>
            <text:p text:style-name="P3"><text:span text:style-name="T2">int main() {</text:span></text:p>
            <text:p text:style-name="P3"><text:span text:style-name="T2"><text:s text:c="4"/></text:span><text:span text:style-name="T2">int arr[16], i = 0;</text:span></text:p>
            <text:p text:style-name="P3"><text:span text:style-name="T2"><text:s text:c="4"/></text:span><text:span text:style-name="T2">while(scanf("%d", &amp;arr[i++]) != -1)</text:span></text:p>
            <text:p text:style-name="P3"><text:span text:style-name="T2"><text:s text:c="8"/></text:span><text:span text:style-name="T2">;</text:span></text:p>
            <text:p text:style-name="P3"><text:span text:style-name="T2"><text:s text:c="4"/></text:span><text:span text:style-name="T2">printf("%d\n", sumarray(a, i, 16));</text:span></text:p>
            <text:p text:style-name="P3"><text:span text:style-name="T2"><text:s text:c="4"/></text:span><text:span text:style-name="T2">return 0; <text:s text:c="2"/></text:span></text:p>
            <text:p text:style-name="P3"><text:span text:style-name="T2">}</text:span></text:p>
            <text:p text:style-name="P3"><text:span text:style-name="T2">// array size is not available in the called function. The formal parameter ‘a’ in sumarray() has no size specified. 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2-d and multi-dimentional array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2-d array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76" text:id="id76">int matrix[16][8]; </text:p>
                <text:list>
                  <text:list-item>
                    <text:p xml:id="id77" text:id="id77">Is a 2-d array of size 16 x 8</text:p>
                  </text:list-item>
                  <text:list-item>
                    <text:p xml:id="id78" text:id="id78">It has 16 rows, and 8 columns. Each row contains 8 entries.</text:p>
                  </text:list-item>
                  <text:list-item>
                    <text:p xml:id="id79" text:id="id79">Elements are accessed using two indices</text:p>
                    <text:list>
                      <text:list-item>
                        <text:p xml:id="id80" text:id="id80">matrix[2][3], matrix[i][j]</text:p>
                      </text:list-item>
                      <text:list-item>
                        <text:p xml:id="id81" text:id="id81">Matrix[2][3] is third row, and fourth column element </text:p>
                      </text:list-item>
                    </text:list>
                  </text:list-item>
                  <text:list-item>
                    <text:p xml:id="id82" text:id="id82">Type of matrix[n][m] is int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Write a program which reads 2 matrices, as 2-d arrays of size 3x3 , and then adds them and prints the resul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Adobe Devanagari" svg:font-family="'Adobe Devanagari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ohit Marathi1" svg:font-family="'Lohit Marathi'" style:font-pitch="variable"/>
    <style:font-face style:name="Noto Sans CJK SC" svg:font-family="'Noto Sans CJK SC'" style:font-pitch="variable"/>
    <style:font-face style:name="Adobe Devanagari2" svg:font-family="'Adobe Devanagari'" style:font-family-generic="modern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dobe Devanagari1" svg:font-family="'Adobe Devanagar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mr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4" style:display-name="Default_4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 style:parent-style-name="Default_5f_4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8b" style:text-outline="false" style:text-line-through-style="none" style:text-line-through-type="none" style:font-name="Adobe Devanagari" fo:font-family="'Adobe Devanagari'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6400" style:font-name="Adobe Devanagari" fo:font-family="'Adobe Devanagari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00" style:font-name="Adobe Devanagari" fo:font-family="'Adobe Devanagari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Adobe Devanagari" fo:font-family="'Adobe Devanagari'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Marathi" style:font-family-complex="'Lohit Marath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2:17:24.372971065</meta:creation-date>
    <dc:date>2023-10-05T12:12:23.974926558</dc:date>
    <meta:editing-duration>P1DT19H18M23S</meta:editing-duration>
    <meta:editing-cycles>224</meta:editing-cycles>
    <meta:generator>LibreOffice/6.4.7.2$Linux_X86_64 LibreOffice_project/40$Build-2</meta:generator>
    <meta:document-statistic meta:object-count="124"/>
  </office:meta>
</office:document-meta>
</file>